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6.07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051cm" fo:line-height="100%" fo:text-indent="0cm"/>
    </style:style>
    <style:style style:name="P2" style:family="paragraph">
      <style:paragraph-properties style:text-autospace="none"/>
    </style:style>
    <style:style style:name="P3" style:family="paragraph">
      <style:paragraph-properties fo:margin-left="0cm" fo:margin-right="0cm" fo:margin-top="0cm" fo:margin-bottom="0.051cm" fo:line-height="100%" fo:text-indent="0cm" style:text-autospace="none"/>
    </style:style>
    <style:style style:name="T1" style:family="text">
      <style:text-properties style:use-window-font-color="true" loext:opacity="0%" style:text-outline="false" style:text-line-through-style="none" style:text-line-through-type="none" fo:font-size="22pt" fo:letter-spacing="normal" fo:font-style="normal" fo:text-shadow="none" style:text-underline-style="none" fo:font-weight="bold" style:letter-kerning="true" style:font-name-asian="DejaVu Sans1" style:font-size-asian="21pt" style:font-style-asian="normal" style:font-weight-asian="bold" style:font-name-complex="DejaVu Sans1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DejaVu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626cm" svg:height="26.326cm" svg:x="2.032cm" svg:y="1.016cm">
          <draw:text-box>
            <text:p><text:span text:style-name="T1">Joel Parker Henderson • Project Highlights</text:span></text:p>
            <text:p text:style-name="P1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5">FOR TECHNOLOGY LEADERS</text:span></text:p>
            <text:p><text:span text:style-name="T6"/></text:p>
            <text:p><text:span text:style-name="T6">Architecture Decision Record: tactics to evaluate technology</text:span></text:p>
            <text:p><text:span text:style-name="T7">∘ </text:span><text:span text:style-name="T7"><text:a xlink:href="https://github.com/joelparkerhenderson/architecture-decision-record" xlink:type="simple">https://github.com/joelparkerhenderson/architecture-decision-record</text:a></text:span></text:p>
            <text:p><text:span text:style-name="T7">∘ </text:span><text:span text:style-name="T7">Learn how leaders and experts <text:s/>make smarter choices about the best tools for the job.</text:span></text:p>
            <text:p><text:span text:style-name="T7">∘ </text:span><text:span text:style-name="T7">Compare industry-leading decision record templates, their strengths, and their steps..</text:span></text:p>
            <text:p><text:span text:style-name="T6"/></text:p>
            <text:p text:style-name="P2"><text:span text:style-name="T8">Queueing theory: an introduction for software development </text:span></text:p>
            <text:p text:style-name="P3"><text:span text:style-name="T7">∘ </text:span><text:span text:style-name="T7"><text:a xlink:href="https://github.com/joelparkerhenderson/queueing-theory" xlink:type="simple">https://github.com/joelparkerhenderson/queueing-theory</text:a></text:span></text:p>
            <text:p text:style-name="P2"><text:span text:style-name="T7">∘ </text:span><text:span text:style-name="T7">Learn about queues for services, workflows, streams,and <text:s/>distributed programming..</text:span></text:p>
            <text:p text:style-name="P2"><text:span text:style-name="T7">∘ </text:span><text:span text:style-name="T7">Understand arrival rates, utilization ratios, error percentages, lead time, and more.</text:span></text:p>
            <text:p text:style-name="P2"><text:span text:style-name="T7"/></text:p>
            <text:p><text:span text:style-name="T8">FOR SOFTWARE TEAMS</text:span></text:p>
            <text:p><text:span text:style-name="T6"/></text:p>
            <text:p><text:span text:style-name="T6">Git Alias: command line accelerators for version control</text:span></text:p>
            <text:p text:style-name="P1"><text:span text:style-name="T7">∘ </text:span><text:span text:style-name="T7"><text:a xlink:href="https://github.com/gitalias/gitalias" xlink:type="simple">https://github.com/gitalias/gitalias</text:a></text:span></text:p>
            <text:p><text:span text:style-name="T7">∘ </text:span><text:span text:style-name="T7">Hundreds of git alias configuration options to make git easier, faster, and smarter.</text:span></text:p>
            <text:p><text:span text:style-name="T7">∘ </text:span><text:span text:style-name="T7">Run commands for branches, workflows, topics, charts, churn, and optimizations.</text:span></text:p>
            <text:p><text:span text:style-name="T7"/></text:p>
            <text:p><text:span text:style-name="T8">Unicode Separated Values: data exchange standard</text:span></text:p>
            <text:p text:style-name="P2"><text:span text:style-name="T7">∘ </text:span><text:span text:style-name="T7"><text:a xlink:href="https://github.com/sixarm/usv" xlink:type="simple">https://github.com/sixarm/usv</text:a></text:span></text:p>
            <text:p text:style-name="P2"><text:span text:style-name="T7">∘ </text:span><text:span text:style-name="T7">Upgrade data files and streams beyond typical comma/tab separated values (CSV/TSV).</text:span></text:p>
            <text:p text:style-name="P2"><text:span text:style-name="T7">∘ </text:span><text:span text:style-name="T7">Handle data that contains commas, semicolons, quotes, tabs, newlines, and more.</text:span></text:p>
            <text:p><text:span text:style-name="T7"/></text:p>
            <text:p><text:span text:style-name="T8">FOR PROGRAMMERS</text:span></text:p>
            <text:p><text:span text:style-name="T8"/></text:p>
            <text:p><text:span text:style-name="T8">Assertables: Rust crate of assertion macros for testing</text:span></text:p>
            <text:p text:style-name="P1"><text:span text:style-name="T7">∘ </text:span><text:span text:style-name="T7"><text:a xlink:href="https://crates.io/crates/assertables" xlink:type="simple">https://crates.io/crates/assertables</text:a></text:span></text:p>
            <text:p><text:span text:style-name="T7">∘ </text:span><text:span text:style-name="T7">Upgrade your Rust test driven development (TDD) with smarter semantic macros.</text:span></text:p>
            <text:p text:style-name="P1"><text:span text:style-name="T7">∘ </text:span><text:span text:style-name="T7">200K+ downloads, and can test values, groups, paths, streams, functions, and more.</text:span></text:p>
            <text:p><text:span text:style-name="T7"/></text:p>
            <text:p><text:span text:style-name="T8">Unaccent: Ruby gem for string processing</text:span></text:p>
            <text:p><text:span text:style-name="T7">∘ </text:span><text:span text:style-name="T7"><text:a xlink:href="https://rubygems.org/gems/sixarm_ruby_unaccent" xlink:type="simple">https://rubygems.org/gems/sixarm_ruby_unaccent</text:a></text:span></text:p>
            <text:p><text:span text:style-name="T7">∘ </text:span><text:span text:style-name="T7">Use Ruby and Unicode to process string accented characters to unaccented equivalents.</text:span></text:p>
            <text:p><text:span text:style-name="T7">∘ </text:span><text:span text:style-name="T7">50M+ downloads, plus full compatibility with every Ruby release for 15+ years.</text:span><text:span text:style-name="T7"><text:line-break/></text:span><text:span text:style-name="T7"><text:line-break/></text:span><text:span text:style-name="T8">FOR END USERS</text:span></text:p>
            <text:p><text:span text:style-name="T8"/></text:p>
            <text:p><text:span text:style-name="T8">Bold Contacts: mobile app for users with vision/cognition/motor disabilities</text:span></text:p>
            <text:p><text:span text:style-name="T7">∘ </text:span><text:span text:style-name="T7"><text:a xlink:href="https://boldcontacts.org/" xlink:type="simple">https://boldcontacts.org</text:a></text:span></text:p>
            <text:p><text:span text:style-name="T7">∘ </text:span><text:span text:style-name="T7">Improve accessibility for patients experiencing Alzheimer’s, Parkinson’s, MS, and ALS.</text:span></text:p>
            <text:p><text:span text:style-name="T7">∘ </text:span><text:span text:style-name="T7">Target users are patients, carers, care centers, hospitals, and disability researchers.</text:span></text:p>
            <text:p><text:span text:style-name="T7"/></text:p>
            <text:p text:style-name="P1"><text:span text:style-name="T8">Num Command: number utilities for <text:s/>mathematics on POSIX</text:span></text:p>
            <text:p text:style-name="P1"><text:span text:style-name="T7">∘ </text:span><text:span text:style-name="T7"><text:a xlink:href="https://github.com/numcommand/num" xlink:type="simple">https://github.com/numcommand/num</text:a></text:span></text:p>
            <text:p text:style-name="P1"><text:span text:style-name="T7">∘ </text:span><text:span text:style-name="T7">Calculate statistics and analytics on <text:s/>the command line entirely with standard POSIX.</text:span></text:p>
            <text:p text:style-name="P1"><text:span text:style-name="T7">∘ </text:span><text:span text:style-name="T7">Do math on aggregations, deviations, moments, quartiles, kurtosis, skewness, and more.</text:span></text:p>
            <text:p text:style-name="P1"><text:span text:style-name="T7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2" draw:fill="none"/>
      <style:paragraph-properties fo:margin-top="0cm" fo:margin-bottom="0.102cm"/>
      <style:text-properties style:font-name="Helvetica" fo:font-family="Helvetica" style:font-style-name="Regular" style:font-family-generic="swiss" style:font-pitch="variable" fo:font-size="11pt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7:26:37.609579263</dc:date>
    <meta:editing-duration>P1DT2H32M31S</meta:editing-duration>
    <meta:editing-cycles>51</meta:editing-cycles>
    <meta:generator>LibreOffice/24.8.2.1$MacOSX_AARCH64 LibreOffice_project/0f794b6e29741098670a3b95d60478a65d05ef13</meta:generator>
    <meta:print-date>2024-11-06T15:38:26.614208418</meta:print-date>
    <meta:printed-by>PDF files</meta:printed-by>
    <meta:document-statistic meta:object-count="1"/>
  </office:meta>
</office:document-meta>
</file>